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7"/><text:span text:style-name="Strong_20_Emphasis">IES Joan Ramis i Ramis</text:span><text:line-break/>Carrer de l’Esperança, 3 – 07703 Maó, Menorca</text:p>
      <text:p text:style-name="Horizontal_20_Line"/>
      <text:p text:style-name="Text_20_body"><text:span text:style-name="Strong_20_Emphasis">DIPLOMA</text:span></text:p>
      <text:p text:style-name="Text_20_body">El <text:span text:style-name="Strong_20_Emphasis">centre d’Educació Secundària IES Joan Ramis i Ramis</text:span> fa constar que</text:p>
      <text:p text:style-name="Text_20_body"><text:span text:style-name="Strong_20_Emphasis">FABIAN SALAS</text:span></text:p>
      <text:p text:style-name="Text_20_body">ha obtingut el reconeixement de <text:span text:style-name="Strong_20_Emphasis">Millor Alumne de 1r curs de SMX (Sistemes Microinformàtics i Xarxes)</text:span> per la seva constància, esforç i excel·lència acadèmica durant el curs <text:span text:style-name="Strong_20_Emphasis">2024-2025</text:span>.</text:p>
      <text:p text:style-name="Text_20_body">En testimoni de tot això, s’expedeix el present diploma per reconèixer els seus mèrits.</text:p>
      <text:p text:style-name="Text_20_body">Maó, 4 de novembre de 2025</text:p>
      <text:p text:style-name="Text_20_body">[rúbrica]<text:line-break/><text:span text:style-name="Strong_20_Emphasis">Director/a del centre</text:span><text:line-break/>IES Joan Ramis i Ramis</text:p>
      <text:p text:style-name="Text_20_body">[rúbrica]<text:line-break/><text:span text:style-name="Strong_20_Emphasis">Coordinador/a del cicle SMX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0:43:57.752588793</meta:creation-date>
    <dc:date>2025-11-04T10:44:21.938711948</dc:date>
    <meta:editing-duration>PT24S</meta:editing-duration>
    <meta:editing-cycles>1</meta:editing-cycles>
    <meta:document-statistic meta:table-count="0" meta:image-count="0" meta:object-count="0" meta:page-count="1" meta:paragraph-count="9" meta:word-count="89" meta:character-count="589" meta:non-whitespace-character-count="461"/>
    <meta:generator>LibreOffice/25.2.6.2$Linux_X86_64 LibreOffice_project/40d1a0e1d5bdf1afaeae24d9ece32bbb00fa66a4</meta:generator>
  </office:meta>
</office:document-meta>
</file>